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ge one with letter lower page notation.</text:p>
      <text:p text:style-name="Standard">Page break after.</text:p>
      <text:p text:style-name="P2">Page two with letter lower page notation.</text:p>
      <text:p text:style-name="Standard">Page break after.</text:p>
      <text:p text:style-name="P2">Page three with letter lower page notation.</text:p>
      <text:p text:style-name="Standard">Last line.</text:p>
      <text:p text:style-name="P2">First line.</text:p>
      <text:p text:style-name="Standard">New page after.</text:p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  <text:p text:style-name="Standard"/>
      <text:p text:style-name="P2">First line.</text:p>
      <text:p text:style-name="Standard">New page af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a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br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8-18T17:39:22</meta:creation-date>
    <dc:date>2009-08-20T01:30:38</dc:date>
    <dc:creator>Vincent Spiewak</dc:creator>
    <meta:editing-duration>PT00H09M09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71" meta:paragraph-count="143" meta:word-count="370" meta:character-count="1938"/>
  </office:meta>
</office:document-meta>
</file>